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fo:break-before="auto" fo:break-after="auto" table:align="left"/>
    </style:style>
    <style:style style:name="Table1.A" style:family="table-column">
      <style:table-column-properties style:column-width="5.1979in"/>
    </style:style>
    <style:style style:name="Table1.B" style:family="table-column">
      <style:table-column-properties style:column-width="0.5306in"/>
    </style:style>
    <style:style style:name="Table1.C" style:family="table-column">
      <style:table-column-properties style:column-width="0.5319in"/>
    </style:style>
    <style:style style:name="Table1.1" style:family="table-row">
      <style:table-row-properties style:min-row-height="0.320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674in" fo:margin-left="0in" fo:margin-top="0in" fo:margin-bottom="0in" table:align="left"/>
    </style:style>
    <style:style style:name="Table2.A" style:family="table-column">
      <style:table-column-properties style:column-width="6.2674in"/>
    </style:style>
    <style:style style:name="Table2.1" style:family="table-row">
      <style:table-row-properties style:min-row-height="0.4271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3694in" fo:keep-together="auto"/>
    </style:style>
    <style:style style:name="Table2.3" style:family="table-row">
      <style:table-row-properties style:min-row-height="1.6806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margin-top="0in" fo:margin-bottom="0.139in" loext:contextual-spacing="false" fo:line-height="100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master-page-name="Converted1">
      <style:paragraph-properties fo:line-height="100%" style:page-number="auto"/>
    </style:style>
    <style:style style:name="P6" style:family="paragraph" style:parent-style-name="Standard">
      <style:paragraph-properties fo:margin-top="0in" fo:margin-bottom="0.0972in" loext:contextual-spacing="false" fo:line-height="100%"/>
    </style:style>
    <style:style style:name="P7" style:family="paragraph" style:parent-style-name="Standard">
      <style:paragraph-properties fo:margin-top="0in" fo:margin-bottom="0.0972in" loext:contextual-spacing="false" fo:line-height="100%"/>
      <style:text-properties fo:font-style="italic" style:font-style-asian="italic"/>
    </style:style>
    <style:style style:name="P8" style:family="paragraph" style:parent-style-name="Heading_20_1" style:master-page-name="Standard">
      <style:paragraph-properties fo:margin-top="0.3335in" fo:margin-bottom="0.139in" loext:contextual-spacing="false" fo:line-height="100%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1z4kpfggkgt"/>Rúbrica de corrección para la Práctica 1 de Programación Avanzada (EI1017)</text:p>
      <text:p text:style-name="P3">Para que la práctica sea apta, se han de marcar, al menos, 20 de las 24 casillas <text:span text:style-name="T1">Sí</text:span>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Completitud de la solución</text:span></text:p>
          </table:table-cell>
          <table:table-cell table:style-name="Table1.A1" office:value-type="string">
            <text:p text:style-name="P1"><text:span text:style-name="T1">Sí</text:span></text:p>
          </table:table-cell>
          <table:table-cell table:style-name="Table1.A1" office:value-type="string">
            <text:p text:style-name="P1"><text:span text:style-name="T1">No</text:span></text:p>
          </table:table-cell>
        </table:table-row>
        <table:table-row table:style-name="Table1.1">
          <table:table-cell table:style-name="Table1.A1" office:value-type="string">
            <text:p text:style-name="P1">Las clases que se muestran en la Figura 2 del enunciado están implementada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Las relaciones entre las clases de la Figura 2 están implementada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Existe una clase que implementa la regresión lineal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Existe una clase que implementa el algoritmo KNN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Los métodos train(...) y estimate(...) están implementados, en ambas clases (regresión lineal y KNN)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1">Hay pruebas para las clases de la Figura 2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Hay pruebas sobre el algoritmo KNN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Hay pruebas sobre la regresión lineal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Criterios relativos al desarrollo y evaluación funcional del código</text:span></text:p>
          </table:table-cell>
          <table:table-cell table:style-name="Table1.A1" office:value-type="string">
            <text:p text:style-name="P4"><text:span text:style-name="T1">Sí</text:span></text:p>
          </table:table-cell>
          <table:table-cell table:style-name="Table1.A1" office:value-type="string">
            <text:p text:style-name="P4"><text:span text:style-name="T1">No</text:span></text:p>
          </table:table-cell>
        </table:table-row>
        <table:table-row table:style-name="Table1.1">
          <table:table-cell table:style-name="Table1.A1" office:value-type="string">
            <text:p text:style-name="P4">Es posible ejecutar el código sin necesidad de cambios (uso correcto de Maven, sin dependencias de la máquina local, <text:span text:style-name="T2">para referenciar ficheros se usan rutas relativas y código multiplataforma</text:span>, etc.)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Todas las clases del proyecto están dentro de algún paquete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>Se han tenido en cuenta todos, o la mayoría, de los criterios FIRST<text:span text:style-name="T3"><text:note text:id="ftn1" text:note-class="footnote"><text:note-citation>1</text:note-citation><text:note-body><text:p text:style-name="P5"><text:span text:style-name="T3"/><text:span text:style-name="T4"> </text:span><text:a xlink:type="simple" xlink:href="https://howtodoinjava.com/best-practices/first-principles-for-good-tests/" text:style-name="Internet_20_link" text:visited-style-name="Visited_20_Internet_20_Link"><text:span text:style-name="T5">https://howtodoinjava.com/best-practices/first-principles-for-good-tests/</text:span></text:a><text:span text:style-name="T4"> </text:span></text:p></text:note-body></text:note></text:span> en relación a los tests unitario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Todas las pruebas anteriores pasan con éxito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El código funciona de forma razonable: no errores algorítmicos obvios, como leer un archivo varias veces innecesariamente, el coste asintótico no es mayor, como O(n<text:span text:style-name="T3">2</text:span>) si O(n) es posible, etc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<text:span text:style-name="T1">Criterios relativos a la calidad del código</text:span></text:p>
          </table:table-cell>
          <table:table-cell table:style-name="Table1.A1" office:value-type="string">
            <text:p text:style-name="P4"><text:span text:style-name="T1">Sí</text:span></text:p>
          </table:table-cell>
          <table:table-cell table:style-name="Table1.A1" office:value-type="string">
            <text:p text:style-name="P4"><text:span text:style-name="T1">No</text:span></text:p>
          </table:table-cell>
        </table:table-row>
        <table:table-row table:style-name="Table1.1">
          <table:table-cell table:style-name="Table1.A1" office:value-type="string">
            <text:p text:style-name="P4">Se siguen las convenciones en el nombrado de paquetes, clases, métodos, etc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Se usan solamente letras del alfabeto inglés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1">Todos los métodos son cortos y solo superan las 20 líneas de código en casos excepcionales y motivados.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Los literales se han sustituído por constantes cuando resulta oportuno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Existen comentarios que aclaran <text:s/>fragmentos menos obvios del código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El código evita la duplicación de código mediante técnicas adecuadas (abstracción, herencia,...)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Se hace un uso razonable de los modificadores de acceso (por ejemplo no son todos <text:span text:style-name="T1">public</text:span>)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El uso de métodos estáticos (<text:span text:style-name="T1">static</text:span>) se reduce a casos justificados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1">El código emplea técnicas orientadas a objetos (por ejemplo, herencia, clases abstractas, interfaces) cuando corresponde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T1">Criterios relativos al proceso de entrega</text:span>.</text:p>
          </table:table-cell>
          <table:table-cell table:style-name="Table1.A1" office:value-type="string">
            <text:p text:style-name="P4"><text:span text:style-name="T1">Sí</text:span></text:p>
          </table:table-cell>
          <table:table-cell table:style-name="Table1.A1" office:value-type="string">
            <text:p text:style-name="P4"><text:span text:style-name="T1">No</text:span></text:p>
          </table:table-cell>
        </table:table-row>
        <table:table-row table:style-name="Table1.1">
          <table:table-cell table:style-name="Table1.A1" office:value-type="string">
            <text:p text:style-name="P1">El fichero de entrega se ha nombrado correctamente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El fichero comprimido contiene únicamente el fichero <text:span text:style-name="T1">pom.xml</text:span> y el directorio <text:span text:style-name="T1">src</text:span>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3"/>
      <text:p text:style-name="P3"><text:tab/> <text:tab/> <text:tab/> 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1">Valoración cualitativa</text:span></text:p>
          </table:table-cell>
        </table:table-row>
        <table:table-row table:style-name="Table2.2">
          <table:table-cell table:style-name="Table2.A1" office:value-type="string">
            <text:p text:style-name="P6"><text:span text:style-name="T6">Indica aspectos positivos y posibles limitaciones de tu entrega</text:span> <text:span text:style-name="T6">o de tu valoración</text:span></text:p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6" meta:paragraph-count="42" meta:word-count="381" meta:character-count="2469" meta:non-whitespace-character-count="2119"/>
    <meta:generator>LibreOfficeDev/6.0.5.2$Linux_X86_64 LibreOffice_project/</meta:generator>
  </office:meta>
</office:document-meta>
</file>